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c3d8" officeooo:paragraph-rsid="0015c3d8"/>
    </style:style>
    <style:style style:name="P2" style:family="paragraph" style:parent-style-name="Standard" style:list-style-name="L3">
      <style:text-properties officeooo:rsid="0015c3d8" officeooo:paragraph-rsid="0015c3d8"/>
    </style:style>
    <style:style style:name="P3" style:family="paragraph" style:parent-style-name="Standard" style:list-style-name="L5">
      <style:text-properties officeooo:rsid="0015c3d8" officeooo:paragraph-rsid="0015c3d8"/>
    </style:style>
    <style:style style:name="P4" style:family="paragraph" style:parent-style-name="Standard">
      <style:paragraph-properties fo:text-align="start" style:justify-single-word="false"/>
      <style:text-properties officeooo:rsid="0015c3d8" officeooo:paragraph-rsid="0015c3d8"/>
    </style:style>
    <style:style style:name="P5" style:family="paragraph" style:parent-style-name="Standard" style:list-style-name="L6">
      <style:paragraph-properties fo:text-align="start" style:justify-single-word="false"/>
      <style:text-properties officeooo:rsid="0015c3d8" officeooo:paragraph-rsid="0015c3d8"/>
    </style:style>
    <style:style style:name="P6" style:family="paragraph" style:parent-style-name="Standard" style:list-style-name="L7">
      <style:paragraph-properties fo:text-align="start" style:justify-single-word="false"/>
      <style:text-properties officeooo:rsid="0015c3d8" officeooo:paragraph-rsid="0015c3d8"/>
    </style:style>
    <style:style style:name="P7" style:family="paragraph" style:parent-style-name="Standard" style:list-style-name="L8">
      <style:paragraph-properties fo:text-align="start" style:justify-single-word="false"/>
      <style:text-properties officeooo:rsid="0015c3d8" officeooo:paragraph-rsid="0015c3d8"/>
    </style:style>
    <style:style style:name="P8" style:family="paragraph" style:parent-style-name="Standard">
      <style:text-properties officeooo:paragraph-rsid="0015c3d8"/>
    </style:style>
    <style:style style:name="P9" style:family="paragraph" style:parent-style-name="Standard" style:list-style-name="L3">
      <style:text-properties officeooo:paragraph-rsid="0015c3d8"/>
    </style:style>
    <style:style style:name="T1" style:family="text">
      <style:text-properties officeooo:rsid="0015c3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35cm" fo:text-indent="-0.635cm" fo:margin-left="6.7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7cm" fo:text-indent="-0.635cm" fo:margin-left="7.3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05cm" fo:text-indent="-0.635cm" fo:margin-left="8.0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4cm" fo:text-indent="-0.635cm" fo:margin-left="8.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75cm" fo:text-indent="-0.635cm" fo:margin-left="9.2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1cm" fo:text-indent="-0.635cm" fo:margin-left="9.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8"/><text:span text:style-name="T1">RESUME</text:span></text:p>
      <text:p text:style-name="Standard"><text:s text:c="30"/><text:span text:style-name="T1">DevikaRajesh,Thottayappily(H),N.Paravoor</text:span></text:p>
      <text:p text:style-name="Standard"><text:s text:c="50"/><text:span text:style-name="T1">Kerala,PIN:683513</text:span></text:p>
      <text:p text:style-name="Standard"/>
      <text:p text:style-name="P1">EXPERIENCE:</text:p>
      <text:p text:style-name="P1"/>
      <text:p text:style-name="P1">20/2020 Present<text:tab/>Lifetime Accounting<text:tab/><text:tab/>Tambram,Chennai</text:p>
      <text:p text:style-name="P1"><text:tab/><text:tab/><text:tab/></text:p>
      <text:p text:style-name="P1"><text:tab/><text:tab/><text:tab/>Accountant:</text:p>
      <text:list xml:id="list3233313338576013931" text:style-name="L3">
        <text:list-item>
          <text:p text:style-name="P2">Keeps audits and inspects financial records of bussiness</text:p>
        </text:list-item>
        <text:list-item>
          <text:p text:style-name="P2">Prepare financial and tax reports</text:p>
        </text:list-item>
        <text:list-item>
          <text:p text:style-name="P9"><text:span text:style-name="T1">Parnterns with different departments to increase efficency</text:span></text:p>
        </text:list-item>
      </text:list>
      <text:p text:style-name="P8"/>
      <text:p text:style-name="P1">13/2018<text:tab/><text:tab/>JP Enterprises<text:tab/><text:tab/><text:tab/>Hyderabad,Andrapradesh</text:p>
      <text:p text:style-name="P1"/>
      <text:p text:style-name="P1"><text:tab/><text:tab/><text:tab/>Jr.Accountant:</text:p>
      <text:list xml:id="list1239170331617191020" text:style-name="L5">
        <text:list-item>
          <text:p text:style-name="P3">Processed vendor invoices and check request for payment</text:p>
        </text:list-item>
        <text:list-item>
          <text:p text:style-name="P3">Maintained records of accounts payable,invoice reggister,cash advance log,cash distributed journal</text:p>
        </text:list-item>
        <text:list-item>
          <text:p text:style-name="P3">prepared accounting analysis s record</text:p>
        </text:list-item>
      </text:list>
      <text:p text:style-name="P4"/>
      <text:p text:style-name="P4">02/2015<text:tab/><text:tab/>Jones Corporation<text:tab/><text:tab/>Trivandrum,Kerala</text:p>
      <text:p text:style-name="P4"><text:tab/><text:tab/><text:tab/></text:p>
      <text:p text:style-name="P4"><text:tab/><text:tab/><text:tab/>A/P Coordinator:</text:p>
      <text:list xml:id="list4506086472096331831" text:style-name="L6">
        <text:list-item>
          <text:p text:style-name="P5">Responsible for processing vendor invoices</text:p>
        </text:list-item>
        <text:list-item>
          <text:p text:style-name="P5">Prepared reports at the direction of the A/P Manager</text:p>
        </text:list-item>
      </text:list>
      <text:p text:style-name="P4"/>
      <text:p text:style-name="P4">EDUCATION: University of Calicut</text:p>
      <text:p text:style-name="P4"><text:tab/><text:tab/> <text:s/>Bachelor of Scicence in Accounting(March 2010)</text:p>
      <text:p text:style-name="P4"><text:s text:c="26"/>Graduate in Financial Marketing</text:p>
      <text:p text:style-name="P4"/>
      <text:p text:style-name="P4">SKILLS:</text:p>
      <text:list xml:id="list12945976455455217" text:style-name="L8">
        <text:list-item>
          <text:p text:style-name="P7">English,Malayalam,Tamil,Hindi(verbal and written)</text:p>
        </text:list-item>
        <text:list-item>
          <text:p text:style-name="P7">Expert on taxlaw </text:p>
        </text:list-item>
      </text:list>
      <text:list xml:id="list179238733956301628" text:style-name="L7">
        <text:list-header>
          <text:p text:style-name="P6"/>
        </text:list-header>
      </text:list>
      <text:p text:style-name="P4"><text:tab/><text:tab/></text:p>
      <text:p text:style-name="P4"><text:tab/><text:tab/>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1:43:02.314682244</meta:creation-date>
    <dc:date>2020-01-29T12:01:56.590715695</dc:date>
    <meta:editing-duration>PT1M43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28" meta:word-count="109" meta:character-count="1081" meta:non-whitespace-character-count="811"/>
  </office:meta>
</office:document-meta>
</file>